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a4236" officeooo:paragraph-rsid="000a4236" style:font-weight-asian="bold" style:font-weight-complex="bold"/>
    </style:style>
    <style:style style:name="P4" style:family="paragraph" style:parent-style-name="Standard">
      <style:text-properties fo:font-weight="bold" officeooo:rsid="000a4236" officeooo:paragraph-rsid="000a4236" fo:background-color="#cccccc" style:font-weight-asian="bold" style:font-weight-complex="bold"/>
    </style:style>
    <style:style style:name="P5" style:family="paragraph" style:parent-style-name="Text_20_body">
      <style:text-properties fo:font-weight="bold" loext:padding="0cm" loext:border="none"/>
    </style:style>
    <style:style style:name="P6" style:family="paragraph" style:parent-style-name="Standard">
      <style:text-properties officeooo:rsid="000a4236" officeooo:paragraph-rsid="000a4236"/>
    </style:style>
    <style:style style:name="P7" style:family="paragraph" style:parent-style-name="Standard">
      <style:text-properties officeooo:rsid="000a4236" officeooo:paragraph-rsid="000cc90b"/>
    </style:style>
    <style:style style:name="P8" style:family="paragraph" style:parent-style-name="Standard">
      <style:text-properties officeooo:paragraph-rsid="000a4236"/>
    </style:style>
    <style:style style:name="P9" style:family="paragraph" style:parent-style-name="Standard">
      <style:text-properties fo:font-style="italic" fo:font-weight="normal" officeooo:rsid="000a4236" officeooo:paragraph-rsid="000a4236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normal" officeooo:rsid="000a80f6" officeooo:paragraph-rsid="000a80f6" fo:background-color="transparen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bold" officeooo:rsid="000a80f6" officeooo:paragraph-rsid="000a80f6" fo:background-color="#ccccc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bold" officeooo:rsid="000a80f6" officeooo:paragraph-rsid="000b8775" fo:background-color="#ccccc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0b8775" officeooo:paragraph-rsid="000b8775" fo:background-color="#cccccc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fo:font-weight="bold" officeooo:rsid="000a80f6" officeooo:paragraph-rsid="000a80f6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0a80f6" officeooo:paragraph-rsid="000a80f6" fo:background-color="transparent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0a80f6" officeooo:paragraph-rsid="000b8775" fo:background-color="transparent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0b8758" officeooo:paragraph-rsid="000b8758" fo:background-color="transparent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0b8775" officeooo:paragraph-rsid="000b8775" fo:background-color="transparent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a80f6" officeooo:paragraph-rsid="000a80f6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0b8775" officeooo:paragraph-rsid="000b8775" fo:background-color="transparen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0b8758"/>
    </style:style>
    <style:style style:name="P22" style:family="paragraph" style:parent-style-name="Standard">
      <style:paragraph-properties fo:text-align="justify" style:justify-single-word="false"/>
      <style:text-properties officeooo:paragraph-rsid="000a80f6"/>
    </style:style>
    <style:style style:name="P23" style:family="paragraph" style:parent-style-name="Standard">
      <style:text-properties officeooo:rsid="000b8775" officeooo:paragraph-rsid="000b8775"/>
    </style:style>
    <style:style style:name="P24" style:family="paragraph" style:parent-style-name="Standard">
      <style:text-properties officeooo:paragraph-rsid="000b8775"/>
    </style:style>
    <style:style style:name="P25" style:family="paragraph" style:parent-style-name="Standard">
      <style:text-properties officeooo:rsid="000cc90b" officeooo:paragraph-rsid="000cc90b"/>
    </style:style>
    <style:style style:name="P26" style:family="paragraph" style:parent-style-name="Standard">
      <style:text-properties fo:font-style="italic" fo:font-weight="bold" officeooo:rsid="000a4236" officeooo:paragraph-rsid="000a4236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0a80f6" officeooo:paragraph-rsid="000a80f6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normal" officeooo:rsid="000b8775" officeooo:paragraph-rsid="000b8775" fo:background-color="transparent" style:font-style-asian="normal" style:font-weight-asian="normal" style:font-style-complex="normal" style:font-weight-complex="normal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officeooo:paragraph-rsid="000cc90b"/>
    </style:style>
    <style:style style:name="P31" style:family="paragraph" style:parent-style-name="Text_20_body" style:list-style-name="L1">
      <style:paragraph-properties fo:text-align="end" style:justify-single-word="false"/>
      <style:text-properties officeooo:rsid="000b8775" officeooo:paragraph-rsid="000cc90b"/>
    </style:style>
    <style:style style:name="P32" style:family="paragraph" style:parent-style-name="Text_20_body" style:list-style-name="L1">
      <style:paragraph-properties fo:text-align="end" style:justify-single-word="false"/>
      <style:text-properties fo:font-style="italic" officeooo:rsid="000a4236" officeooo:paragraph-rsid="000cc90b" style:font-style-asian="italic" style:font-style-complex="italic"/>
    </style:style>
    <style:style style:name="P33" style:family="paragraph" style:parent-style-name="Text_20_body" style:list-style-name="L1">
      <style:text-properties fo:font-style="italic" fo:font-weight="normal" officeooo:rsid="000a4236" officeooo:paragraph-rsid="000cc90b" style:font-style-asian="italic" style:font-weight-asian="normal" style:font-style-complex="italic" style:font-weight-complex="normal"/>
    </style:style>
    <style:style style:name="P34" style:family="paragraph" style:parent-style-name="Text_20_body" style:list-style-name="L1">
      <style:paragraph-properties fo:text-align="end" style:justify-single-word="false"/>
      <style:text-properties officeooo:paragraph-rsid="000cc90b"/>
    </style:style>
    <style:style style:name="T1" style:family="text">
      <style:text-properties officeooo:rsid="000a423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80f6" style:font-weight-asian="bold" style:font-weight-complex="bold"/>
    </style:style>
    <style:style style:name="T5" style:family="text">
      <style:text-properties fo:font-weight="bold" officeooo:rsid="000b8758" style:font-weight-asian="bold" style:font-weight-complex="bold"/>
    </style:style>
    <style:style style:name="T6" style:family="text">
      <style:text-properties fo:font-weight="bold" officeooo:rsid="000a4236" style:font-weight-asian="bold" style:font-weight-complex="bold"/>
    </style:style>
    <style:style style:name="T7" style:family="text">
      <style:text-properties fo:font-weight="bold" officeooo:rsid="000b8775" style:font-weight-asian="bold" style:font-weight-complex="bold"/>
    </style:style>
    <style:style style:name="T8" style:family="text">
      <style:text-properties fo:font-weight="bold" officeooo:rsid="000cc90b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a4236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 loext:padding="0cm" loext:border="none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0a4236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b8758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a80f6" fo:background-color="transparent" loext:char-shading-value="0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0a80f6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a4236" style:font-style-asian="normal" style:font-weight-asian="normal" style:font-style-complex="normal" style:font-weight-complex="normal"/>
    </style:style>
    <style:style style:name="T19" style:family="text">
      <style:text-properties officeooo:rsid="000a80f6"/>
    </style:style>
    <style:style style:name="T20" style:family="text">
      <style:text-properties officeooo:rsid="000b8758"/>
    </style:style>
    <style:style style:name="T21" style:family="text">
      <style:text-properties officeooo:rsid="000b8775"/>
    </style:style>
    <style:style style:name="T22" style:family="text">
      <style:text-properties officeooo:rsid="000cc90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<text:span text:style-name="T1">ESERCITAZIONI UNIVERSITARIE</text:span></text:p>
      <text:p text:style-name="Standard"/>
      <text:p text:style-name="Standard"/>
      <text:p text:style-name="P2">Raffinamento dei Requisiti</text:p>
      <text:p text:style-name="Standard"/>
      <text:p text:style-name="P4">1. Requisiti sul CORSO</text:p>
      <text:p text:style-name="P8"/>
      <text:p text:style-name="P6"><text:span text:style-name="T3">1.1 nome : </text:span>Stringa alfanumerica</text:p>
      <text:p text:style-name="P6"/>
      <text:p text:style-name="P6"><text:span text:style-name="T3">1.2 </text:span><text:span text:style-name="T5">numeroCrediti</text:span><text:span text:style-name="T3"> :</text:span> Reale numero (&gt;=0)</text:p>
      <text:p text:style-name="P6"/>
      <text:p text:style-name="P6"><text:span text:style-name="T3">1.3 </text:span><text:span text:style-name="T8">insegnare</text:span><text:span text:style-name="T3"> :</text:span> <text:span text:style-name="T19">( vedi requ. 4)</text:span></text:p>
      <text:p text:style-name="P6"><text:span text:style-name="T3"><text:s text:c="7"/>1.3.1.</text:span> i docenti possono essere più di uno (+=1)</text:p>
      <text:p text:style-name="P3"/>
      <text:p text:style-name="P6"><text:span text:style-name="T3">1.4 annoAccademico :</text:span> Stringa secondo standard, che segue la forma <text:span text:style-name="T3">AAAA/AAAA</text:span> (A= anno accademico )</text:p>
      <text:p text:style-name="P6"/>
      <text:p text:style-name="P6"/>
      <text:p text:style-name="P4">2. Requisiti sull’ ESERCITAZIONE</text:p>
      <text:p text:style-name="P6"/>
      <text:p text:style-name="P6"><text:span text:style-name="T4">2</text:span><text:span text:style-name="T3">.1 codice : </text:span>stringa alfanumerica</text:p>
      <text:p text:style-name="P25"><text:span text:style-name="T4">2.</text:span><text:span text:style-name="T3">2 </text:span><text:span text:style-name="T11">una </text:span><text:span text:style-name="T3">esercitazione</text:span><text:span text:style-name="T11"> può essere stata:</text:span></text:p>
      <text:p text:style-name="P7"><text:span text:style-name="T4"><text:s text:c="3"/>2</text:span><text:span text:style-name="T3">.2.</text:span><text:span text:style-name="T8">1</text:span><text:span text:style-name="T3"> </text:span><text:span text:style-name="T8">esercitazione_risolta</text:span><text:span text:style-name="T3"> :</text:span> (vedi requ. 3)</text:p>
      <text:p text:style-name="P25"><text:span text:style-name="T3"><text:s text:c="3"/>2.2.2 </text:span><text:span text:style-name="T13">esercitazione_presentata : </text:span><text:span text:style-name="T14"><text:s/></text:span><text:span text:style-name="T18">(vedi requ. 3)</text:span></text:p>
      <text:p text:style-name="P6"/>
      <text:p text:style-name="P6"/>
      <text:p text:style-name="P4">3. Requisiti sull’ ESERCIZIO</text:p>
      <text:p text:style-name="P6"/>
      <text:p text:style-name="P6"><text:span text:style-name="T4">3</text:span><text:span text:style-name="T3">.1 t</text:span><text:span text:style-name="T5">itolo</text:span><text:span text:style-name="T3">Esercizio:</text:span> stringa</text:p>
      <text:p text:style-name="P6"/>
      <text:p text:style-name="P8"><text:span text:style-name="T4">3</text:span><text:span text:style-name="T6">.2 </text:span><text:span text:style-name="T5">testo</text:span><text:span text:style-name="T6">Esercizio:</text:span><text:span text:style-name="T1"> </text:span>valore stringa alfanumerico, con un massimo di 5000 caratteri secondo lo standard: <text:span text:style-name="T2">Caratteri Unicode ammessi (UTF-8), multiline</text:span></text:p>
      <text:p text:style-name="P8"/>
      <text:p text:style-name="P8"/>
      <text:p text:style-name="P24"><text:span text:style-name="T7">3.3 </text:span><text:span text:style-name="T3">Un </text:span><text:span text:style-name="Strong_20_Emphasis"><text:span text:style-name="T3">esercizio</text:span></text:span><text:span text:style-name="T3"> può essere stato:</text:span></text:p>
      <text:list xml:id="list2233811319" text:style-name="L1">
        <text:list-header>
          <text:p text:style-name="P29"><text:span text:style-name="Strong_20_Emphasis"/></text:p>
          <text:p text:style-name="P29"><text:span text:style-name="Strong_20_Emphasis"><text:span text:style-name="T22">3.3.1 </text:span></text:span><text:span text:style-name="Strong_20_Emphasis">presentato</text:span> in una o più <text:span text:style-name="Strong_20_Emphasis">esercitazioni</text:span> (con data assegnazione): </text:p>
          <text:p text:style-name="P31"><text:span text:style-name="T3"><text:s text:c="5"/>3.3.1.</text:span><text:span text:style-name="T8">1 </text:span><text:span text:style-name="T6">dataPresentazione :</text:span><text:span text:style-name="T1"> DataOra, stringa che indica il giorno della presentazion</text:span><text:span text:style-name="T22">e </text:span><text:span text:style-name="T1">dell’esercizio segue il formato </text:span><text:span text:style-name="T6">GG/MM/AAAA</text:span><text:span text:style-name="T1"> delle ore </text:span><text:span text:style-name="T6">OO:MM:SS</text:span></text:p>
          <text:p text:style-name="P32"><text:s text:c="24"/>(G = giorno, M= mese, A= anno, O=ora, M: minuti, S:secondi)</text:p>
          <text:p text:style-name="P30"><text:span text:style-name="Strong_20_Emphasis"><text:span text:style-name="T22">3.3.2 </text:span></text:span><text:span text:style-name="Strong_20_Emphasis">risolto</text:span> in una o più <text:span text:style-name="Strong_20_Emphasis">esercitazioni</text:span> (con data risoluzione e testo soluzione):</text:p>
          <text:p text:style-name="P34"><text:span text:style-name="T8"><text:s text:c="16"/>3.3.2.1 </text:span><text:span text:style-name="T6">dataRisoluzione :</text:span><text:span text:style-name="T1"> DataOra, stringa che indica il giorno della risoluzione <text:s text:c="2"/>dell’esercizio segue il formato: </text:span><text:span text:style-name="T14">GG/MM/AAAA delle ore OO:MM:SS</text:span></text:p>
          <text:p text:style-name="P33"><text:s text:c="40"/>(G = giorno, M= mese, A= anno, O=ora, M: minuti, S:secondi)</text:p>
        </text:list-header>
      </text:list>
      <text:p text:style-name="P23"><text:soft-page-break/></text:p>
      <text:p text:style-name="P6"/>
      <text:p text:style-name="P26"/>
      <text:p text:style-name="P9"/>
      <text:p text:style-name="P9"/>
      <text:p text:style-name="P11">4. Requisiti sul DOCENTE</text:p>
      <text:p text:style-name="P11"/>
      <text:p text:style-name="P14">4.1 nome :<text:span text:style-name="T11"> Stringa </text:span></text:p>
      <text:p text:style-name="P15">4.2 cognome : <text:span text:style-name="T11">Stringa</text:span></text:p>
      <text:p text:style-name="P15"/>
      <text:p text:style-name="P15"/>
      <text:p text:style-name="P21"><text:span text:style-name="T15">4.3 codiceFiscale : </text:span>Stringa alfanumerica secondo standard: con massimo 16 caretteri </text:p>
      <text:p text:style-name="P17"/>
      <text:p text:style-name="P15">4.<text:span text:style-name="T20">4</text:span> dataNascita <text:span text:style-name="T11">: Data, stringa numerica che segue lo standard : </text:span>GG/MM/AAAA</text:p>
      <text:p text:style-name="P15"><text:span text:style-name="T10">(G = giorno, M= mese, A= anno</text:span><text:span text:style-name="T9">)</text:span></text:p>
      <text:p text:style-name="P10"/>
      <text:p text:style-name="P22"><text:span text:style-name="T16">4.4 luogo</text:span><text:span text:style-name="T15">Indirizzo</text:span><text:span text:style-name="T16">:</text:span><text:span text:style-name="T17"> </text:span><text:span text:style-name="T12">valore stringa alafanumerico, di tipologia enumerico che contiene i seguenti campi: </text:span></text:p>
      <text:p text:style-name="P5">Indirizzo = ( via : Stringa, civico : Stringa, interno : Stringa, cap: Stringa (max 5 caratteri )) </text:p>
      <text:p text:style-name="P19"/>
      <text:p text:style-name="P20"><text:span text:style-name="T3">4.5 nascita:</text:span> (vedi requ.5)</text:p>
      <text:p text:style-name="P20"/>
      <text:p text:style-name="P20"/>
      <text:p text:style-name="P12"><text:span text:style-name="T21">5</text:span>. Requisiti sul <text:span text:style-name="T21">CITTÀ</text:span></text:p>
      <text:p text:style-name="P12"/>
      <text:p text:style-name="P16"><text:span text:style-name="T21">5</text:span>.1 nome :<text:span text:style-name="T11"> Stringa</text:span></text:p>
      <text:p text:style-name="P18">5.2 città_regione<text:span text:style-name="T11">: (vedi requ.6)</text:span></text:p>
      <text:p text:style-name="P20"/>
      <text:p text:style-name="P20"/>
      <text:p text:style-name="P12"><text:span text:style-name="T21">6</text:span>. Requisiti sul<text:span text:style-name="T21">la</text:span> <text:span text:style-name="T21">REGIONE</text:span></text:p>
      <text:p text:style-name="P12"/>
      <text:p text:style-name="P16"><text:span text:style-name="T21">5</text:span>.1 nome :<text:span text:style-name="T11"> Stringa</text:span></text:p>
      <text:p text:style-name="P18">5.2 regione_nazione:<text:span text:style-name="T11"> (vedi requ.7)</text:span></text:p>
      <text:p text:style-name="P20"/>
      <text:p text:style-name="P20"/>
      <text:p text:style-name="P12"><text:span text:style-name="T21">5</text:span>. Requisiti sul<text:span text:style-name="T21">la NAZIONE</text:span></text:p>
      <text:p text:style-name="P12"/>
      <text:p text:style-name="P16"><text:span text:style-name="T21">5</text:span>.1 nome :<text:span text:style-name="T11"> Stringa</text:span></text:p>
      <text:p text:style-name="P20"/>
      <text:p text:style-name="P20"/>
      <text:p text:style-name="P20"/>
      <text:p text:style-name="P20"/>
      <text:p text:style-name="P12"/>
      <text:p text:style-name="P13"/>
      <text:p text:style-name="P19"/>
      <text:p text:style-name="P19"/>
      <text:p text:style-name="P19"/>
      <text:p text:style-name="P19"/>
      <text:p text:style-name="P14"><text:soft-page-break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2:30:39.129531616</meta:creation-date>
    <dc:date>2025-04-23T13:51:57.021703454</dc:date>
    <meta:editing-duration>PT22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310" meta:character-count="2106" meta:non-whitespace-character-count="1737"/>
  </office:meta>
</office:document-meta>
</file>